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line-height="100%"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Heading_20_5">
      <style:paragraph-properties fo:line-height="100%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18294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normal" officeooo:paragraph-rsid="00182948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line-height="100%"/>
      <style:text-properties officeooo:paragraph-rsid="00182948"/>
    </style:style>
    <style:style style:name="P6" style:family="paragraph" style:parent-style-name="Text_20_body">
      <style:paragraph-properties fo:line-height="100%"/>
      <style:text-properties fo:color="#000000" loext:opacity="100%" style:font-name="Times New Roman" fo:font-size="12pt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fo:font-style="normal" style:text-underline-style="none" fo:font-weight="normal" officeooo:paragraph-rsid="00182948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.0972in" style:contextual-spacing="false" fo:line-height="100%" fo:text-align="start" style:justify-single-word="false" fo:orphans="2" fo:widows="2" fo:text-indent="0in" style:auto-text-indent="false"/>
      <style:text-properties fo:color="#000000" loext:opacity="100%" fo:font-style="normal" style:text-underline-style="none" fo:font-weight="normal" officeooo:paragraph-rsid="00182948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Times New Roman" fo:font-size="12pt" fo:font-style="normal" style:text-underline-style="none" fo:font-weight="normal" officeooo:paragraph-rsid="0018294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1a1e" loext:opacity="100%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1a1e" loext:opacity="100%" fo:letter-spacing="normal" fo:font-style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fo:font-weight="bold" style:font-weight-asian="bold" style:font-weight-complex="bold"/>
    </style:style>
    <style:style style:name="T5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6" style:family="text">
      <style:text-properties fo:font-variant="normal" fo:text-transform="none" style:text-line-through-style="none" style:text-line-through-type="none" style:font-name="Times New Roman" fo:font-size="12pt" fo:letter-spacing="normal" style:text-blinking="false" fo:background-color="transparent" loext:char-shading-value="0" style:font-size-asian="12pt" style:font-size-complex="12pt"/>
    </style:style>
    <style:style style:name="T7" style:family="text">
      <style:text-properties fo:color="#000000" loext:opacity="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Розміщення даних в системі (централізоване, фрагментоване, з реплікацією)</text:span></text:p>
      <text:p text:style-name="P4"><text:span text:style-name="T2"/></text:p>
      <text:h text:style-name="P1" text:outline-level="4">Розміщення даних в системі</text:h>
      <text:p text:style-name="P7"><text:tab/>- централізоване</text:p>
      <text:p text:style-name="P7"><text:tab/>- фрагментоване</text:p>
      <text:p text:style-name="P7"><text:tab/>- з повною реплікацією</text:p>
      <text:p text:style-name="P7"><text:tab/>- з вибірковою реплікацією</text:p>
      <text:p text:style-name="P12"><text:line-break/><text:bookmark text:name="yui_3_17_2_1_1622650274217_33"/><text:bookmark text:name="yui_3_17_2_1_1622650274217_34"/><text:span text:style-name="T4">Централізоване розміщення</text:span><text:span text:style-name="T3"> передбачає, що на одному з вузлів створюється і зберігається єдина БД. Доступ до цієї БД мають всі користувачі мережі.</text:span></text:p>
      <text:p text:style-name="P12"><text:span text:style-name="T3"/></text:p>
      <text:p text:style-name="P9"><text:span text:style-name="T9">Фрагментоване розміщення</text:span> передбачає, що БД ділиться на фрагменти, що не перетинаються, кожен з яких розміщується в одному з вузлів системи.</text:p>
      <text:p text:style-name="P10"><text:bookmark text:name="yui_3_17_2_1_1622650274217_35"/><text:span text:style-name="T5">Система підтримує фрагментацію, якщо дане відношення може бути поділене на частини або фрагменти при організації його фізичного зберігання. </text:span><text:span text:style-name="T6">Дані </text:span><text:span text:style-name="T5">зберігаються в тому місці, де вони найчастіше використовуються.</text:span></text:p>
      <text:p text:style-name="P9">Для коректності фрагментації визначені правила:</text:p>
      <text:p text:style-name="P7">Ø повнота – це означає, що кожен елемент даних з початкового відношення, повинен бути присутнім щонайменше в одному фрагменті;</text:p>
      <text:p text:style-name="P7">Ø відновлюваність – це означає, що вихідне відношення може бути відновлено з його фрагментів за допомогою операцій реляційної алгебри;</text:p>
      <text:p text:style-name="P11">Ø неперетинність – це означає, що один елемент не повинен бути присутнім в двох і більше фрагментах.</text:p>
      <text:p text:style-name="P9">Фрагментація може бути вертикальна (по атрибутах) і горизонтальна (по кортежах).</text:p>
      <text:p text:style-name="P6"><text:line-break/><text:span text:style-name="T4">Реплікація</text:span><text:span text:style-name="T3"> – це процес генерації і відтворювання декількох копій даних, які розміщуються на одному або декількох вузлах.</text:span></text:p>
      <text:p text:style-name="P9">Використання реплікацій дозволяє досягнути багатьох переваг (продуктивність, надійність зберігання даних, відновлення даних і т.ін.).</text:p>
      <text:p text:style-name="P9"><text:span text:style-name="T9">Розміщення з повною реплікацією</text:span> передбачає, що повна копія БД розміщується на кожному вузлі системи.</text:p>
      <text:p text:style-name="P9"><text:span text:style-name="T9">Розміщення з вибірковою реплікацією </text:span>являє собою комбінацію методів фрагментування, реплікації й централізації.</text:p>
      <text:p text:style-name="P9">Одні масиви даних поділяються на фрагменти, інші реплікуються, останні зберігаються централізовано.</text:p>
      <text:h text:style-name="P2" text:outline-level="5">Вимоги до розподілених систем БД</text:h>
      <text:p text:style-name="P7">• розподілена система повинна виглядати з точки зору користувача, як звичайна нерозподілена система</text:p>
      <text:p text:style-name="P7">• вузли в розподіленій системі повинні бути незалежні або автономні</text:p>
      <text:p text:style-name="P7">• повинна виконуватись умова незалежності від розташування і користувач може отримувати доступ до БД з будь-якого вузла</text:p>
      <text:p text:style-name="P7">• незалежність від фрагментації – це означає, що користувач може отримати доступ до даних незалежно від засобу їх фрагментації</text:p>
      <text:p text:style-name="P7"><text:soft-page-break/>• незалежність від реплікації – це означає, що користувач не має засобів доступу до конкретної копії даних і не займається оновлення всіх копій в БД</text:p>
      <text:p text:style-name="P8"><text:span text:style-name="T5">• підтримка обробки розподілених </text:span><text:span text:style-name="T6">запит</text:span><text:span text:style-name="T5">ів, управління розподіленими </text:span><text:span text:style-name="T6">транзакція</text:span><text:span text:style-name="T5">ми</text:span></text:p>
      <text:p text:style-name="P7">• апаратна, програмна, мережна незалежність, а також незалежність від типу СУБД</text:p>
      <text:p text:style-name="P7">• забезпечення безперервного функціонування</text:p>
      <text:p text:style-name="P5"><text:span text:style-name="T1"><text:line-break/></text:span><text:span text:style-name="T8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9:17:24.925632039</meta:creation-date>
    <dc:date>2021-06-02T19:17:38.512073946</dc:date>
    <meta:editing-duration>PT14S</meta:editing-duration>
    <meta:editing-cycles>1</meta:editing-cycles>
    <meta:document-statistic meta:table-count="0" meta:image-count="0" meta:object-count="0" meta:page-count="2" meta:paragraph-count="29" meta:word-count="336" meta:character-count="2518" meta:non-whitespace-character-count="2196"/>
    <meta:generator>LibreOffice/7.0.5.2$Linux_X86_64 LibreOffice_project/00$Build-2</meta:generator>
  </office:meta>
</office:document-meta>
</file>